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1_13-10-37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2-11_17-52-48_000.jpg</text:p>
          </table:table-cell>
          <table:table-cell table:style-name="ce19" office:value-type="string">
            <text:p>:m :クラリネット,clarinet 1*1 / session-memo / s.1:score+,genr=seq-N,key=C,R=1,R=1,notes=Gf;Af;A ||| :m :尺八,shakuhachi,bamboo 1*1 / session-memo / s.1:genr=seq-N,R=~,score=+,for=~; ||| :m :篠笛,shinobue 1*1 / session-memo / s.1:genr=demo,for=tech:burst_h-3~6;hit-2</text:p>
          </table:table-cell>
          <table:table-cell table:style-name="ce4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3]=&quot;&quot;;[.C3];CONCATENATE([.C3];&quot; / &quot;;[.E3]))" office:value-type="string" office:string-value=":m :クラリネット,clarinet 1*1 / session-memo / s.1:score+,genr=seq-N,key=C,R=1,R=1,notes=Gf;Af;A ||| :m :尺八,shakuhachi,bamboo 1*1 / session-memo / s.1:genr=seq-N,R=~,score=+,for=~; ||| :m :篠笛,shinobue 1*1 / session-memo / s.1:genr=demo,for=tech:burst_h-3~6;hit-2">
            <text:p>:m :クラリネット,clarinet 1*1 / session-memo / s.1:score+,genr=seq-N,key=C,R=1,R=1,notes=Gf;Af;A ||| :m :尺八,shakuhachi,bamboo 1*1 / session-memo / s.1:genr=seq-N,R=~,score=+,for=~; ||| :m :篠笛,shinobue 1*1 / session-memo / s.1:genr=demo,for=tech:burst_h-3~6;hit-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2-11_17-53-27_000.jpg</text:p>
          </table:table-cell>
          <table:table-cell table:style-name="ce17" office:value-type="string">
            <text:p>:m 1*1 RES / JVEMV6 64#90_1 / 『日本の思想　１３　新井白石集　折りたく柴の記』 著者=新井白石、桑原武夫、編集 / p.172 / w:~,topic:久留里藩；上総の国；安房の国； / N~ ||| :m :lets / action activity / やること / 「日本教」の神学を書こう ||| :m theme=尺八、他,content=半音、４分の１音の記号</text:p>
          </table:table-cell>
          <table:table-cell table:style-name="ce18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4]=&quot;&quot;;[.C4];CONCATENATE([.C4];&quot; / &quot;;[.E4]))" office:value-type="string" office:string-value=":m 1*1 RES / JVEMV6 64#90_1 / 『日本の思想　１３　新井白石集　折りたく柴の記』 著者=新井白石、桑原武夫、編集 / p.172 / w:~,topic:久留里藩；上総の国；安房の国； / N~ ||| :m :lets / action activity / やること / 「日本教」の神学を書こう ||| :m theme=尺八、他,content=半音、４分の１音の記号">
            <text:p>:m 1*1 RES / JVEMV6 64#90_1 / 『日本の思想　１３　新井白石集　折りたく柴の記』 著者=新井白石、桑原武夫、編集 / p.172 / w:~,topic:久留里藩；上総の国；安房の国； / N~ ||| :m :lets / action activity / やること / 「日本教」の神学を書こう ||| :m theme=尺八、他,content=半音、４分の１音の記号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2-11_17-54-06_000.jpg</text:p>
          </table:table-cell>
          <table:table-cell table:style-name="ce20" office:value-type="string">
            <text:p>:m 1*1 / session-memo / kb,keyboard \\\ s.1:genr=seq-N,note=pitch:1-5-7-3+,other=structure:A1;A2;B1,i.f.=cantaloupe,R=1,memo+:2021-02-11_17-54-06_000.jpg</text:p>
          </table:table-cell>
          <table:table-cell table:style-name="ce19"/>
          <table:table-cell table:style-name="ce4"/>
          <table:table-cell table:style-name="ce4" office:value-type="string">
            <text:p>N-35-35-28.450012 E-139-34-49.270019</text:p>
          </table:table-cell>
          <table:table-cell table:style-name="ce35" table:formula="of:=IF([.E5]=&quot;&quot;;[.C5];CONCATENATE([.C5];&quot; / &quot;;[.E5]))" office:value-type="string" office:string-value=":m 1*1 / session-memo / kb,keyboard \\\ s.1:genr=seq-N,note=pitch:1-5-7-3+,other=structure:A1;A2;B1,i.f.=cantaloupe,R=1,memo+:2021-02-11_17-54-06_000.jpg">
            <text:p>:m 1*1 / session-memo / kb,keyboard \\\ s.1:genr=seq-N,note=pitch:1-5-7-3+,other=structure:A1;A2;B1,i.f.=cantaloupe,R=1,memo+:2021-02-11_17-54-06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2-11_17-54-32_000.jpg</text:p>
          </table:table-cell>
          <table:table-cell table:style-name="ce20" office:value-type="string">
            <text:p>:m 1*1 RES / JVEMV6 64#85_?? / 『トピカ』 著者=アリストテレス、宮内璋 / p.41 / w:~,topic:付帯性；嫉妬深い / N~</text:p>
          </table:table-cell>
          <table:table-cell table:style-name="ce19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6]=&quot;&quot;;[.C6];CONCATENATE([.C6];&quot; / &quot;;[.E6]))" office:value-type="string" office:string-value=":m 1*1 RES / JVEMV6 64#85_?? / 『トピカ』 著者=アリストテレス、宮内璋 / p.41 / w:~,topic:付帯性；嫉妬深い / N~">
            <text:p>:m 1*1 RES / JVEMV6 64#85_?? / 『トピカ』 著者=アリストテレス、宮内璋 / p.41 / w:~,topic:付帯性；嫉妬深い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2-11_19-19-37_000.jpg</text:p>
          </table:table-cell>
          <table:table-cell table:style-name="ce19" office:value-type="string">
            <text:p>:m :クラリネット,clarinet 1*1 / session-memo / s.1:score+,genr=seq-N,key=C,R=1 ||| :m :尺八,shakuhachi,bamboo 1*1 / session-memo / s.1:genr=seq-N,R=~,score=+,for=~; \\\ s.2:score+,key=C ||| :m :篠笛,shinobue 1*1 / session-memo / s.1:genr=seq-N,for=~ \\\ s.2:genr=tech-N:二度打ち；バースト-2,score+</text:p>
          </table:table-cell>
          <table:table-cell table:style-name="ce18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7]=&quot;&quot;;[.C7];CONCATENATE([.C7];&quot; / &quot;;[.E7]))" office:value-type="string" office:string-value=":m :クラリネット,clarinet 1*1 / session-memo / s.1:score+,genr=seq-N,key=C,R=1 ||| :m :尺八,shakuhachi,bamboo 1*1 / session-memo / s.1:genr=seq-N,R=~,score=+,for=~; \\\ s.2:score+,key=C ||| :m :篠笛,shinobue 1*1 / session-memo / s.1:genr=seq-N,for=~ \\\ s.2:genr=tech-N:二度打ち；バースト-2,score+">
            <text:p>:m :クラリネット,clarinet 1*1 / session-memo / s.1:score+,genr=seq-N,key=C,R=1 ||| :m :尺八,shakuhachi,bamboo 1*1 / session-memo / s.1:genr=seq-N,R=~,score=+,for=~; \\\ s.2:score+,key=C ||| :m :篠笛,shinobue 1*1 / session-memo / s.1:genr=seq-N,for=~ \\\ s.2:genr=tech-N:二度打ち；バースト-2,score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1_21-11-10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2_00-07-40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9]=&quot;&quot;;[.C9];CONCATENATE([.C9];&quot; / &quot;;[.E9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2_00-11-18_000.jpg</text:p>
          </table:table-cell>
          <table:table-cell table:style-name="ce19" office:value-type="string">
            <text:p>:m 記録 / 身体 / ケガ / loc=左手：甲：第２、第３中手骨、下部,cause=不明,loc-incident=~,id=2021-02-10_23-34-25_000.jpg,phase=風呂から出た；傷口に、エゴマの葉の切片を載せた,apparatus=~,injury=引っかき傷：ミケ,other=前日、一日、セージ焼酎を垂らしたティッシュ、貼っている</text:p>
          </table:table-cell>
          <table:table-cell table:style-name="ce19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10]=&quot;&quot;;[.C10];CONCATENATE([.C10];&quot; / &quot;;[.E10]))" office:value-type="string" office:string-value=":m 記録 / 身体 / ケガ / loc=左手：甲：第２、第３中手骨、下部,cause=不明,loc-incident=~,id=2021-02-10_23-34-25_000.jpg,phase=風呂から出た；傷口に、エゴマの葉の切片を載せ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；傷口に、エゴマの葉の切片を載せ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2_00-11-51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</text:p>
          </table:table-cell>
          <table:table-cell table:style-name="ce17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11]=&quot;&quot;;[.C11];CONCATENATE([.C11];&quot; / &quot;;[.E11]))" office:value-type="string" office:string-value="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2-12_04-20-09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20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12]=&quot;&quot;;[.C12];CONCATENATE([.C12];&quot; / &quot;;[.E12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2-12_04-20-15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2-12_12-08-31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1_17-07-17_000.mp4</text:p>
          </table:table-cell>
          <table:table-cell table:style-name="ce8" office:value-type="string">
            <text:p>:VIDEO / @自宅 / メモ / kb,keyboard / 演奏、play / k-2021-0211-1 / genr=seq-N,note=pitch:1-5-7-3+,other=structure:A1;A2;B1,i.f.=cantaloupe,R=1,memo+:2021-02-11_17-54-06_000.jpg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宅 / メモ / kb,keyboard / 演奏、play / k-2021-0211-1 / genr=seq-N,note=pitch:1-5-7-3+,other=structure:A1;A2;B1,i.f.=cantaloupe,R=1,memo+:2021-02-11_17-54-06_000.jpg">
            <text:p>:VIDEO / @自宅 / メモ / kb,keyboard / 演奏、play / k-2021-0211-1 / genr=seq-N,note=pitch:1-5-7-3+,other=structure:A1;A2;B1,i.f.=cantaloupe,R=1,memo+:2021-02-11_17-54-06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1_18-19-35_000.mp4</text:p>
          </table:table-cell>
          <table:table-cell table:style-name="ce8" office:value-type="string">
            <text:p>:VIDEO / @自宅 / メモ / clarinet / 演奏、play / c-2021-0211-1 / genr=seq-N,key=C,R=1</text:p>
          </table:table-cell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宅 / メモ / clarinet / 演奏、play / c-2021-0211-1 / genr=seq-N,key=C,R=1">
            <text:p>:VIDEO / @自宅 / メモ / clarinet / 演奏、play / c-2021-0211-1 / genr=seq-N,key=C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1_18-51-20_000.mp4</text:p>
          </table:table-cell>
          <table:table-cell table:style-name="ce8" office:value-type="string">
            <text:p>:VIDEO / @自室 / 記録 / jap.flute-bamboo / 演奏、play / b-2021-0211-1 / genr=seq-N,key=D,note=G3-G4-Ef4-D4-C-D(pitch-volatile),R=1,memo=sec-2</text:p>
          </table:table-cell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VIDEO / @自室 / 記録 / jap.flute-bamboo / 演奏、play / b-2021-0211-1 / genr=seq-N,key=D,note=G3-G4-Ef4-D4-C-D(pitch-volatile),R=1,memo=sec-2">
            <text:p>:VIDEO / @自室 / 記録 / jap.flute-bamboo / 演奏、play / b-2021-0211-1 / genr=seq-N,key=D,note=G3-G4-Ef4-D4-C-D(pitch-volatile),R=1,memo=sec-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1_19-17-16_000.mp4</text:p>
          </table:table-cell>
          <table:table-cell table:style-name="ce8" office:value-type="string">
            <text:p>:VIDEO / @自室 / 記録 / jap.flute / 演奏、play / f-2021-0211-1 / genr=demo,for=tech:burst_h-3~6;hit-2</text:p>
          </table:table-cell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室 / 記録 / jap.flute / 演奏、play / f-2021-0211-1 / genr=demo,for=tech:burst_h-3~6;hit-2">
            <text:p>:VIDEO / @自室 / 記録 / jap.flute / 演奏、play / f-2021-0211-1 / genr=demo,for=tech:burst_h-3~6;hit-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1_22-40-56_000.mp4</text:p>
          </table:table-cell>
          <table:table-cell table:style-name="ce8" office:value-type="string">
            <text:p>:VIDEO / @自宅 / メモ / kb,keyboard / 演奏、play / k-2021-0211-2 / genr=f-N:relay-21,key=Am,R=1,memo=~</text:p>
          </table:table-cell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VIDEO / @自宅 / メモ / kb,keyboard / 演奏、play / k-2021-0211-2 / genr=f-N:relay-21,key=Am,R=1,memo=~">
            <text:p>:VIDEO / @自宅 / メモ / kb,keyboard / 演奏、play / k-2021-0211-2 / genr=f-N:relay-21,key=Am,R=1,memo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2021/02/12</text:date>, <text:time>16:5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2T16:57:28.09</dc:date>
    <dc:creator>iwabuchi ken</dc:creator>
    <meta:editing-duration>P31DT5H19M41S</meta:editing-duration>
    <meta:editing-cycles>11633</meta:editing-cycles>
    <meta:document-statistic meta:table-count="1" meta:cell-count="472" meta:object-count="0"/>
  </office:meta>
</office:document-meta>
</file>